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4JConfigurator.substVars( String v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og4JConfigurator.getSystemPropert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4JConfigurator.Log4JConfigurator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Configurator.subst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